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D0000046A95325CD8.png"/>
  <manifest:file-entry manifest:media-type="image/png" manifest:full-path="Pictures/10000201000002F10000047F498C33B1.png"/>
  <manifest:file-entry manifest:media-type="image/png" manifest:full-path="Pictures/10000201000003050000048197BC6A91.png"/>
  <manifest:file-entry manifest:media-type="image/png" manifest:full-path="Pictures/100002010000030600000489E4446401.png"/>
  <manifest:file-entry manifest:media-type="image/png" manifest:full-path="Pictures/10000201000002F30000046DF3287670.png"/>
  <manifest:file-entry manifest:media-type="image/png" manifest:full-path="Pictures/10000201000002F30000048E5967F5B2.png"/>
  <manifest:file-entry manifest:media-type="image/png" manifest:full-path="Pictures/10000201000002F2000004210998A947.png"/>
  <manifest:file-entry manifest:media-type="image/png" manifest:full-path="Pictures/1000020100000290000002614BAC2703.png"/>
  <manifest:file-entry manifest:media-type="image/png" manifest:full-path="Pictures/100002010000030100000485977998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2pt" style:font-size-asian="72pt" style:font-size-complex="72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9" text:anchor-type="paragraph" svg:x="2.284cm" svg:y="1.937cm" svg:width="12.356cm" svg:height="11.987cm" draw:z-index="8"><draw:image xlink:href="Pictures/1000020100000290000002614BAC2703.png" xlink:type="simple" xlink:show="embed" xlink:actuate="onLoad"/></draw:frame></text:p>
      <text:p text:style-name="P3">п-vote</text:p>
      <text:p text:style-name="P2"/>
      <text:p text:style-name="P2">Voter Manual</text:p>
      <text:p text:style-name="P1"/>
      <text:p text:style-name="P4"><draw:frame draw:style-name="fr1" draw:name="Grafik1" text:anchor-type="paragraph" svg:x="0.116cm" svg:y="0.076cm" svg:width="17cm" svg:height="25.509cm" draw:z-index="0"><draw:image xlink:href="Pictures/10000201000002F30000046DF3287670.png" xlink:type="simple" xlink:show="embed" xlink:actuate="onLoad"/></draw:frame></text:p>
      <text:p text:style-name="P4"><draw:frame draw:style-name="fr2" draw:name="Grafik2" text:anchor-type="paragraph" svg:width="17cm" svg:height="25.647cm" draw:z-index="1"><draw:image xlink:href="Pictures/10000201000002ED0000046A95325CD8.png" xlink:type="simple" xlink:show="embed" xlink:actuate="onLoad"/></draw:frame></text:p>
      <text:p text:style-name="P4"><draw:frame draw:style-name="fr2" draw:name="Grafik3" text:anchor-type="paragraph" svg:width="17cm" svg:height="25.984cm" draw:z-index="2"><draw:image xlink:href="Pictures/10000201000002F10000047F498C33B1.png" xlink:type="simple" xlink:show="embed" xlink:actuate="onLoad"/></draw:frame></text:p>
      <text:p text:style-name="P4"><draw:frame draw:style-name="fr2" draw:name="Grafik4" text:anchor-type="paragraph" svg:width="17cm" svg:height="23.83cm" draw:z-index="3"><draw:image xlink:href="Pictures/10000201000002F2000004210998A947.png" xlink:type="simple" xlink:show="embed" xlink:actuate="onLoad"/></draw:frame></text:p>
      <text:p text:style-name="P4"><draw:frame draw:style-name="fr2" draw:name="Grafik5" text:anchor-type="paragraph" svg:width="17cm" svg:height="26.254cm" draw:z-index="4"><draw:image xlink:href="Pictures/10000201000002F30000048E5967F5B2.png" xlink:type="simple" xlink:show="embed" xlink:actuate="onLoad"/></draw:frame></text:p>
      <text:p text:style-name="P4"><draw:frame draw:style-name="fr2" draw:name="Grafik6" text:anchor-type="paragraph" svg:width="17cm" svg:height="25.501cm" draw:z-index="5"><draw:image xlink:href="Pictures/100002010000030600000489E4446401.png" xlink:type="simple" xlink:show="embed" xlink:actuate="onLoad"/></draw:frame></text:p>
      <text:p text:style-name="P4"><draw:frame draw:style-name="fr2" draw:name="Grafik7" text:anchor-type="paragraph" svg:width="17cm" svg:height="25.576cm" draw:z-index="6"><draw:image xlink:href="Pictures/1000020100000301000004859779989E.png" xlink:type="simple" xlink:show="embed" xlink:actuate="onLoad"/></draw:frame></text:p>
      <text:p text:style-name="P4"><draw:frame draw:style-name="fr2" draw:name="Grafik8" text:anchor-type="paragraph" svg:width="17cm" svg:height="25.356cm" draw:z-index="7"><draw:image xlink:href="Pictures/10000201000003050000048197BC6A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23:37:42.39</meta:creation-date>
    <meta:document-statistic meta:table-count="0" meta:image-count="9" meta:object-count="0" meta:page-count="9" meta:paragraph-count="2" meta:word-count="3" meta:character-count="18"/>
    <dc:date>2010-10-06T23:45:24.76</dc:date>
    <meta:editing-duration>PT00H07M42S</meta:editing-duration>
    <meta:editing-cycles>1</meta:editing-cycles>
    <meta:generator>OpenOffice.org/3.2$Win32 OpenOffice.org_project/320m18$Build-9502</meta:generator>
  </office:meta>
</office:document-meta>
</file>